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Text_20_body">
      <style:text-properties officeooo:rsid="0028e6bb"/>
    </style:style>
    <style:style style:name="P2" style:family="paragraph" style:parent-style-name="Text_20_body" style:list-style-name="L1">
      <style:text-properties officeooo:rsid="0028e6bb"/>
    </style:style>
    <style:style style:name="P3" style:family="paragraph" style:parent-style-name="Text_20_body" style:list-style-name="L2">
      <style:text-properties officeooo:rsid="0028e6bb"/>
    </style:style>
    <style:style style:name="P4" style:family="paragraph" style:parent-style-name="Text_20_body" style:list-style-name="L3">
      <style:paragraph-properties fo:margin-top="0.0602in" fo:margin-bottom="0.0602in" style:contextual-spacing="false"/>
      <style:text-properties officeooo:rsid="0028e6bb"/>
    </style:style>
    <style:style style:name="P5" style:family="paragraph" style:parent-style-name="Text_20_body" style:list-style-name="L4">
      <style:text-properties officeooo:rsid="0028e6bb"/>
    </style:style>
    <style:style style:name="P6" style:family="paragraph" style:parent-style-name="Text_20_body" style:list-style-name="L5">
      <style:text-properties officeooo:rsid="0028e6bb"/>
    </style:style>
    <style:style style:name="P7" style:family="paragraph" style:parent-style-name="Text_20_body" style:list-style-name="L5">
      <style:text-properties officeooo:rsid="0028e6bb" officeooo:paragraph-rsid="002ee2e8"/>
    </style:style>
    <style:style style:name="P8" style:family="paragraph" style:parent-style-name="Text_20_body" style:list-style-name="L6">
      <style:text-properties officeooo:rsid="0028e6bb"/>
    </style:style>
    <style:style style:name="P9" style:family="paragraph" style:parent-style-name="Text_20_body" style:list-style-name="L7">
      <style:paragraph-properties fo:margin-top="0.0602in" fo:margin-bottom="0.0602in" style:contextual-spacing="false"/>
      <style:text-properties officeooo:rsid="0028e6bb"/>
    </style:style>
    <style:style style:name="P10" style:family="paragraph" style:parent-style-name="Text_20_body" style:list-style-name="L8">
      <style:text-properties officeooo:rsid="0028e6bb"/>
    </style:style>
    <style:style style:name="P11" style:family="paragraph" style:parent-style-name="Text_20_body" style:list-style-name="L9">
      <style:text-properties officeooo:rsid="0028e6bb"/>
    </style:style>
    <style:style style:name="P12" style:family="paragraph" style:parent-style-name="Text_20_body" style:list-style-name="L1">
      <style:text-properties fo:font-weight="bold" officeooo:rsid="0028e6bb" style:font-weight-asian="bold" style:font-weight-complex="bold"/>
    </style:style>
    <style:style style:name="P13" style:family="paragraph" style:parent-style-name="Text_20_body" style:list-style-name="L2">
      <style:text-properties fo:font-weight="bold" officeooo:rsid="0028e6bb" style:font-weight-asian="bold" style:font-weight-complex="bold"/>
    </style:style>
    <style:style style:name="P14" style:family="paragraph" style:parent-style-name="Text_20_body" style:list-style-name="L4">
      <style:text-properties fo:font-weight="bold" officeooo:rsid="0028e6bb" style:font-weight-asian="bold" style:font-weight-complex="bold"/>
    </style:style>
    <style:style style:name="P15" style:family="paragraph" style:parent-style-name="Text_20_body" style:list-style-name="L5">
      <style:text-properties fo:font-weight="bold" officeooo:rsid="0028e6bb" style:font-weight-asian="bold" style:font-weight-complex="bold"/>
    </style:style>
    <style:style style:name="P16" style:family="paragraph" style:parent-style-name="Text_20_body" style:list-style-name="L6">
      <style:text-properties fo:font-weight="bold" officeooo:rsid="0028e6bb" style:font-weight-asian="bold" style:font-weight-complex="bold"/>
    </style:style>
    <style:style style:name="P17" style:family="paragraph" style:parent-style-name="Text_20_body" style:list-style-name="L8">
      <style:text-properties fo:font-weight="bold" officeooo:rsid="0028e6bb" style:font-weight-asian="bold" style:font-weight-complex="bold"/>
    </style:style>
    <style:style style:name="P18" style:family="paragraph" style:parent-style-name="Text_20_body" style:list-style-name="L9">
      <style:text-properties fo:font-weight="bold" officeooo:rsid="0028e6bb" style:font-weight-asian="bold" style:font-weight-complex="bold"/>
    </style:style>
    <style:style style:name="P19" style:family="paragraph" style:parent-style-name="Title">
      <style:text-properties officeooo:rsid="0028e6b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d662d"/>
    </style:style>
    <style:style style:name="T3" style:family="text">
      <style:text-properties officeooo:rsid="002ee2e8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Exercício_- <text:span text:style-name="T2">A</text:span>ula_04</text:p>
      <text:p text:style-name="P1">Assinale a alternativa correta:</text:p>
      <text:h text:style-name="Heading_20_1" text:outline-level="1">Questão 01: No contexto de diferentes técnicas de teste de caixa preta (black-box) e caixa branca (white-box), assinale a alternativa correta.</text:h>
      <text:list xml:id="list575992999" text:style-name="L1">
        <text:list-item>
          <text:p text:style-name="P12">A análise de valor limite é uma técnica caixa branca que foca em testar valores de entrada e saída, acima e abaixo dos limites dos parâmetros de entrada possíveis.</text:p>
        </text:list-item>
        <text:list-item>
          <text:p text:style-name="P2">A cobertura de decisão é uma técnica caixa branca que foca em escrever casos de teste nos quais se evitam que determinadas ramificações do código sejam executadas, visando reduzir a cobertura para otimizar o tempo de teste.</text:p>
        </text:list-item>
        <text:list-item>
          <text:p text:style-name="P2">A cobertura de condição é uma técnica caixa preta que foca em verificar se cada condição na decisão é executada pelo menos uma vez.</text:p>
        </text:list-item>
        <text:list-item>
          <text:p text:style-name="P2">Um teste de partição de equivalência é uma técnica caixa preta em que se consegue escolher conjuntos de entradas que possibilitam reduzir o número de casos de testes que precisam ser desenvolvidos para atingir </text:p>
        </text:list-item>
        <text:list-item>
          <text:p text:style-name="P2">A suposição de erros é uma técnica caixa branca que consiste em um processo sistemático para especulação de prováveis tipos de erros, culminando com a escrita de casos de teste para expor estes erros.</text:p>
        </text:list-item>
      </text:list>
      <text:h text:style-name="Heading_20_1" text:outline-level="1">Questão 02: Considerando a realização de testes de caixa branca e preta de software, a equipe técnica deve considerar que o teste de caixa</text:h>
      <text:list xml:id="list4168408070" text:style-name="L2">
        <text:list-item>
          <text:p text:style-name="P13">preta não visa testar a estrutura lógica interna do módulo de software sob teste.</text:p>
        </text:list-item>
        <text:list-item>
          <text:p text:style-name="P3">branca deve ser feito somente com o sistema completo, com todos os módulos integrados.</text:p>
        </text:list-item>
        <text:list-item>
          <text:p text:style-name="P3">preta é um teste que exclui do programa o código testado.</text:p>
        </text:list-item>
        <text:list-item>
          <text:p text:style-name="P3">preta deve ser executado no modo de segurança do compilador em uso.</text:p>
        </text:list-item>
        <text:list-item>
          <text:p text:style-name="P3">branca visa testar apenas a interface de cada módulo de software.</text:p>
        </text:list-item>
      </text:list>
      <text:p text:style-name="P1"/>
      <text:h text:style-name="Heading_20_1" text:outline-level="1"><text:soft-page-break/>Questão 03: O teste do software tem a finalidade de fornecer informações acerca da qualidade do software em relação ao contexto em que ele deve operar. Os testes de software incluem a técnica denominada:</text:h>
      <text:list xml:id="list2159176990" text:style-name="L3">
        <text:list-item>
          <text:p text:style-name="P4">caixa preta.</text:p>
        </text:list-item>
        <text:list-item>
          <text:p text:style-name="P4">caixa branca.</text:p>
        </text:list-item>
        <text:list-item>
          <text:p text:style-name="P4">caixa cinza.</text:p>
        </text:list-item>
        <text:list-item>
          <text:p text:style-name="P4">teste de integração.</text:p>
        </text:list-item>
        <text:list-item>
          <text:p text:style-name="P4"><text:span text:style-name="T3">t</text:span>este de sistema.</text:p>
        </text:list-item>
      </text:list>
      <text:p text:style-name="P1">A quantidade de itens certos é igual a</text:p>
      <text:list xml:id="list3710204843" text:style-name="L4">
        <text:list-item>
          <text:p text:style-name="P5">0.</text:p>
        </text:list-item>
        <text:list-item>
          <text:p text:style-name="P5">1.</text:p>
        </text:list-item>
        <text:list-item>
          <text:p text:style-name="P5">2.</text:p>
        </text:list-item>
        <text:list-item>
          <text:p text:style-name="P14">3.</text:p>
        </text:list-item>
        <text:list-item>
          <text:p text:style-name="P5">4.</text:p>
        </text:list-item>
      </text:list>
      <text:h text:style-name="Heading_20_1" text:outline-level="1">Questão 4: Em um teste de software, há a necessidade de realizar os testes de unidade. Um dos tipos de teste de unidade é o teste de Interface, cujo objetivo principal é:</text:h>
      <text:list xml:id="list2956934755" text:style-name="L5">
        <text:list-item>
          <text:p text:style-name="P7">estressar as condições limites da unidade sob teste.</text:p>
        </text:list-item>
        <text:list-item>
          <text:p text:style-name="P7">testar todos os caminhos internos possíveis da unidade sob teste.</text:p>
        </text:list-item>
        <text:list-item>
          <text:p text:style-name="P6">testar todos os valores limites das variáveis presentes na unidade sob teste.</text:p>
        </text:list-item>
        <text:list-item>
          <text:p text:style-name="P6">validar o ciclo de desenvolvimento geral do software ao qual pertence a unidade sob teste.</text:p>
        </text:list-item>
        <text:list-item>
          <text:p text:style-name="P15">verificar que os dados sejam corretamente recebidos ou transmitidos pela unidade sob teste.</text:p>
        </text:list-item>
      </text:list>
      <text:p text:style-name="P1"/>
      <text:h text:style-name="Heading_20_1" text:outline-level="1"><text:soft-page-break/>Questão 5: O principal objetivo do teste de regressão de software é:</text:h>
      <text:list xml:id="list444400188" text:style-name="L6">
        <text:list-item>
          <text:p text:style-name="P8">Identificar defeitos ou erros no sistema em situação de sobrecarga do sistema (ou parte dele).</text:p>
        </text:list-item>
        <text:list-item>
          <text:p text:style-name="P16">Verificar a existência de defeitos após alterações em um sistema (ou parte dele) já testado.</text:p>
        </text:list-item>
        <text:list-item>
          <text:p text:style-name="P8">Identificar defeitos através da inspeção do código-fonte do sistema (ou parte dele).</text:p>
        </text:list-item>
        <text:list-item>
          <text:p text:style-name="P8">Identificar defeitos através da análise estática do sistema (ou parte dele).</text:p>
        </text:list-item>
        <text:list-item>
          <text:p text:style-name="P8">Verificar a existência de defeitos no fluxo excepcional.</text:p>
        </text:list-item>
      </text:list>
      <text:h text:style-name="Heading_20_1" text:outline-level="1">Questão 6: O teste de integração constitui-se em identificar erros associados às interfaces entre os módulos quando esses são integrados para construir a estrutura do software que foi estabelecida na fase de projeto. Com relação a teste de integração, analise as seguintes afirmativas:</text:h>
      <text:list xml:id="list1373084906" text:style-name="L7">
        <text:list-item>
          <text:p text:style-name="P9">O teste de integração é o processo de verificar se os componentes do sistema, juntos, trabalham conforme descrito nas especificações do sistema e do projeto do programa.</text:p>
        </text:list-item>
        <text:list-item>
          <text:p text:style-name="P9">O teste de integração é uma estratégia de integração que deve responder a três questões: quais componentes são focados pelos testes de integração; em que seqüência as interfaces de componentes deverão ser exercitadas e qual técnica de teste será empregada para exercitar a interface.</text:p>
        </text:list-item>
        <text:list-item>
          <text:p text:style-name="P9">Um stub é a implementação parcial de um componente.</text:p>
        </text:list-item>
      </text:list>
      <text:p text:style-name="P1">Podemos afirmar corretamente que:</text:p>
      <text:p text:style-name="P1"><text:s text:c="4"/><text:span text:style-name="T1">a) Todas as afirmativas estão corretas.</text:span></text:p>
      <text:p text:style-name="P1"><text:s text:c="4"/>b) Todas as afirmativas estão incorretas.</text:p>
      <text:p text:style-name="P1"><text:s text:c="4"/>c) Apenas as afirmativas I e II estão corretas.</text:p>
      <text:p text:style-name="P1"><text:s text:c="4"/>d) Apenas as afirmativas II e III estão corretas.</text:p>
      <text:p text:style-name="P1"><text:s text:c="4"/>e) Apenas as afirmativas I e III estão corretas.</text:p>
      <text:h text:style-name="Heading_20_1" text:outline-level="1"><text:soft-page-break/>Questão 7: Existem algumas técnicas para se avaliar o desempenho de uma aplicação Web. Os três principais tipos de testes são: teste de carga, teste de stress e teste de performance. Em relação ao teste de carga, é correto afirmar que:</text:h>
      <text:list xml:id="list2019058500" text:style-name="L8">
        <text:list-item>
          <text:p text:style-name="P10">além de uma grande carga disparada contra a aplicação, alguns cenários de crash da aplicação são testados, com o objetivo também de determinar a capacidade de recuperação e estabilidade do sistema.</text:p>
        </text:list-item>
        <text:list-item>
          <text:p text:style-name="P10">é o mais genérico dos testes e é usado para referenciar qualquer tipo de avaliação que esteja sendo feito em uma aplicação ou ambiente.</text:p>
        </text:list-item>
        <text:list-item>
          <text:p text:style-name="P10">não é adequado para avaliar throughput e requisitos de balanceamento de carga.</text:p>
        </text:list-item>
        <text:list-item>
          <text:p text:style-name="P17">tem como objetivo principal encontrar o limite de capacidade da aplicação e identificar qual o limitante.</text:p>
        </text:list-item>
        <text:list-item>
          <text:p text:style-name="P10">tem como um de seus objetivos encontrar problemas funcionais na aplicação.</text:p>
        </text:list-item>
      </text:list>
      <text:h text:style-name="Heading_20_1" text:outline-level="1">Questão 8: Uma das técnicas empregadas no projeto de interfaces de sistemas é a condução de testes de usabilidade, cujos resultados fornecem importantes indicadores para melhorar a qualidade da interface. Os testes de usabilidade consistem em:</text:h>
      <text:list xml:id="list2350698282" text:style-name="L9">
        <text:list-item>
          <text:p text:style-name="P11">apresentar o sistema para um grupo de foco e coletar a opinião dos participantes sobre a interface, os conceitos e as metáforas utilizadas na mesma.</text:p>
        </text:list-item>
        <text:list-item>
          <text:p text:style-name="P18">apresentar, para um usuário por vez, um protótipo da interface do sistema ou o próprio sistema, e solicitar que o usuário realize algum tipo de tarefa, observando suas reações à interface, erros cometidos, dificuldades e eficiência no cumprimento da tarefa.</text:p>
        </text:list-item>
        <text:list-item>
          <text:p text:style-name="P11">distribuir um questionário para os usuários iniciais do sistema com perguntas sobre a interface e mapear as respostas.</text:p>
        </text:list-item>
        <text:list-item>
          <text:p text:style-name="P11">submeter o sistema a um software robot de teste e verificar os tempos de resposta a cada padrão de navegação, comparando-os com os requisitos não funcionais do sistema.</text:p>
        </text:list-item>
        <text:list-item>
          <text:p text:style-name="P11">utilizar um software robot de teste para fazer acessos aleatórios ao sistema, tentando usar elementos da interface e registrando os erros encontrados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1in" fo:margin-bottom="0.1in" style:contextual-spacing="false" fo:text-align="justify" style:justify-single-word="false" style:page-number="auto"/>
      <style:text-properties style:font-name="Liberation Sans1" fo:font-family="'Liberation Sans'" style:font-style-name="Regular" style:font-family-generic="swiss" style:font-pitch="variable" fo:language="pt" fo:country="BR"/>
    </style:style>
    <style:style style:name="Heading" style:family="paragraph" style:parent-style-name="Standard" style:next-style-name="Text_20_body" style:class="text">
      <style:paragraph-properties fo:margin-top="0.0598in" fo:margin-bottom="0.0799in" style:contextual-spacing="false" fo:keep-with-next="always"/>
      <style:text-properties style:font-name="Liberation Sans" fo:font-family="'Liberation Sans'" style:font-family-generic="swiss" style:font-pitch="variable" fo:font-size="12pt" fo:language="pt" fo:country="BR" officeooo:rsid="0022f758" style:font-name-asian="DejaVu Sans" style:font-family-asian="'DejaVu Sans'" style:font-family-generic-asian="system" style:font-pitch-asian="variable" style:font-size-asian="12pt" style:font-name-complex="FreeSans1" style:font-family-complex="FreeSans" style:font-family-generic-complex="system" style:font-pitch-complex="variable" style:font-size-complex="12pt"/>
    </style:style>
    <style:style style:name="Text_20_body" style:display-name="Text body" style:family="paragraph" style:parent-style-name="Standard" style:class="text" style:master-page-name="">
      <style:paragraph-properties fo:margin-top="0.1in" fo:margin-bottom="0.1in" style:contextual-spacing="false" fo:line-height="100%" style:page-number="auto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 style:master-page-name="">
      <style:paragraph-properties fo:margin-top="0.1201in" fo:margin-bottom="0.1201in" style:contextual-spacing="false" fo:text-align="center" style:justify-single-word="false" style:page-number="auto"/>
      <style:text-properties style:text-line-through-style="none" style:text-line-through-type="none" style:font-name="Liberation Sans" fo:font-family="'Liberation Sans'" style:font-family-generic="swiss" style:font-pitch="variable" fo:font-size="24pt" fo:language="pt" fo:country="BR" style:text-underline-style="solid" style:text-underline-width="auto" style:text-underline-color="font-color" fo:font-weight="bold" officeooo:rsid="0022f758" style:font-name-asian="DejaVu Sans" style:font-family-asian="'DejaVu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.0402in" fo:margin-bottom="0.0799in" style:contextual-spacing="false" fo:text-align="center" style:justify-single-word="false" style:page-number="auto"/>
      <style:text-properties style:font-name="Liberation Sans" fo:font-family="'Liberation Sans'" style:font-family-generic="swiss" style:font-pitch="variable" fo:font-size="16pt" fo:language="pt" fo:country="BR" officeooo:rsid="0022f758" style:font-name-asian="DejaVu Sans" style:font-family-asian="'DejaVu Sans'" style:font-family-generic-asian="system" style:font-pitch-asian="variable" style:font-size-asian="16pt" style:font-name-complex="FreeSans1" style:font-family-complex="FreeSans" style:font-family-generic-complex="system" style:font-pitch-complex="variable" style:font-size-complex="16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598in" fo:margin-bottom="0.0799in" style:contextual-spacing="false" style:page-number="auto"/>
      <style:text-properties fo:font-size="18pt" fo:language="pt" fo:country="BR" fo:font-weight="bold" officeooo:rsid="001fd5e6" style:font-size-asian="18pt" style:font-weight-asian="bold" style:font-size-complex="18pt" style:font-weight-complex="60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201in" fo:margin-bottom="0.0598in" style:contextual-spacing="false" style:page-number="auto"/>
      <style:text-properties fo:font-size="16pt" fo:language="pt" fo:country="BR" fo:font-weight="bold" officeooo:rsid="001fd5e6" style:font-size-asian="16pt" style:font-weight-asian="bold" style:font-size-complex="16pt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799in" fo:margin-bottom="0.0402in" style:contextual-spacing="false"/>
      <style:text-properties fo:font-size="14pt" fo:language="pt" fo:country="BR" fo:font-weight="bold" officeooo:rsid="001fd5e6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598in" fo:margin-bottom="0.0299in" style:contextual-spacing="false"/>
      <style:text-properties fo:font-size="12pt" fo:language="pt" fo:country="BR" fo:font-style="normal" fo:font-weight="bold" officeooo:rsid="001fd5e6" style:font-size-asian="12pt" style:font-style-asian="normal" style:font-weight-asian="bold" style:font-size-complex="12pt" style:font-style-complex="normal" style:font-weight-complex="600"/>
    </style:style>
    <style:style style:name="Quotations" style:family="paragraph" style:parent-style-name="Standard" style:class="html" style:master-page-name="">
      <style:paragraph-properties fo:margin-left="0.3937in" fo:margin-right="0.3937in" fo:margin-top="0.1in" fo:margin-bottom="0.1in" style:contextual-spacing="false" fo:text-align="center" style:justify-single-word="false" fo:text-indent="0in" style:auto-text-indent="false" style:page-number="auto">
        <style:tab-stops/>
      </style:paragraph-properties>
      <style:text-properties fo:font-size="11pt" fo:language="pt" fo:country="BR" fo:font-style="italic" officeooo:rsid="0022f758" style:font-style-asian="italic" style:font-style-complex="italic"/>
    </style:style>
    <style:style style:name="Preformatted_20_Text" style:display-name="Preformatted Text" style:family="paragraph" style:parent-style-name="Standard" style:class="html" style:master-page-name="">
      <style:paragraph-properties fo:margin-top="0in" fo:margin-bottom="0in" style:contextual-spacing="false" fo:text-align="start" style:justify-single-word="false" style:page-number="auto"/>
      <style:text-properties style:font-name="Liberation Mono" fo:font-family="'Liberation Mono'" style:font-family-generic="modern" style:font-pitch="fixed" fo:font-size="10pt" fo:language="pt" fo:country="BR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6T08:17:48.901971703</meta:creation-date>
    <meta:editing-duration>PT16M54S</meta:editing-duration>
    <meta:editing-cycles>4</meta:editing-cycles>
    <meta:generator>LibreOffice/7.3.1.3$Linux_X86_64 LibreOffice_project/30$Build-3</meta:generator>
    <dc:title>Default</dc:title>
    <dc:date>2022-05-26T08:34:42.719773454</dc:date>
    <meta:document-statistic meta:table-count="0" meta:image-count="0" meta:object-count="0" meta:page-count="4" meta:paragraph-count="60" meta:word-count="1006" meta:character-count="6019" meta:non-whitespace-character-count="5095"/>
    <meta:template xlink:type="simple" xlink:actuate="onRequest" xlink:title="Default" xlink:href="../.config/libreoffice/4/user/template/School.ott" meta:date="2022-05-26T08:17:48.049346364"/>
  </office:meta>
</office:document-meta>
</file>